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F0000005D77C8794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cc729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P4" style:family="paragraph" style:parent-style-name="Standard">
      <style:text-properties officeooo:paragraph-rsid="001cc729"/>
    </style:style>
    <style:style style:name="P5" style:family="paragraph" style:parent-style-name="Standard">
      <style:text-properties officeooo:paragraph-rsid="002209f9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1cm"/>
        </style:tab-stops>
      </style:paragraph-properties>
      <style:text-properties style:use-window-font-color="true" style:font-name="Arial" fo:font-size="12pt" fo:language="es" fo:country="ES" fo:font-weight="normal" officeooo:paragraph-rsid="002209f9" style:font-name-asian="Arial Unicode MS" style:font-size-asian="12pt" style:font-weight-asian="normal" style:font-name-complex="Arial" style:font-size-complex="12pt" style:font-weight-complex="normal"/>
    </style:style>
    <style:style style:name="P7" style:family="paragraph" style:parent-style-name="Text_20_body">
      <style:text-properties style:font-name="Arial" officeooo:paragraph-rsid="002209f9"/>
    </style:style>
    <style:style style:name="P8" style:family="paragraph" style:parent-style-name="Text_20_body">
      <style:text-properties style:use-window-font-color="true" style:font-name="Arial" fo:font-size="12pt" officeooo:paragraph-rsid="002209f9" style:font-size-asian="12pt" style:font-size-complex="12pt"/>
    </style:style>
    <style:style style:name="P9" style:family="paragraph" style:parent-style-name="Text_20_body">
      <style:text-properties style:use-window-font-color="true" style:font-name="Arial" fo:font-size="12pt" fo:language="es" fo:country="ES" officeooo:paragraph-rsid="002209f9" style:font-name-asian="Arial Unicode MS" style:font-size-asian="12pt" style:font-name-complex="Arial" style:font-size-complex="12pt"/>
    </style:style>
    <style:style style:name="P10" style:family="paragraph" style:parent-style-name="Text_20_body" style:list-style-name="L2">
      <style:text-properties style:font-name="Arial" officeooo:paragraph-rsid="002209f9"/>
    </style:style>
    <style:style style:name="P11" style:family="paragraph" style:parent-style-name="Text_20_body" style:list-style-name="L3">
      <style:text-properties style:font-name="Arial" officeooo:paragraph-rsid="002209f9"/>
    </style:style>
    <style:style style:name="P12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/>
      <style:text-properties style:use-window-font-color="true" style:font-name="Arial" fo:font-size="12pt" fo:language="es" fo:country="ES" officeooo:paragraph-rsid="002209f9" style:font-name-asian="Arial Unicode MS" style:font-size-asian="12pt" style:font-name-complex="Arial" style:font-size-complex="12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Arial" officeooo:paragraph-rsid="002209f9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Arial" officeooo:paragraph-rsid="002209f9"/>
    </style:style>
    <style:style style:name="P15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P16" style:family="paragraph" style:parent-style-name="Heading_20_3">
      <style:text-properties style:font-name="Arial" officeooo:paragraph-rsid="002209f9"/>
    </style:style>
    <style:style style:name="P17" style:family="paragraph" style:parent-style-name="Heading_20_5">
      <style:text-properties style:font-name="Arial" officeooo:paragraph-rsid="002209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size-asian="10.5pt"/>
    </style:style>
    <style:style style:name="T4" style:family="text">
      <style:text-properties fo:language="es" fo:country="ES" style:font-name-asian="Arial Unicode MS" style:font-name-complex="Ari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5" table:style-name="Tabla15">
        <table:table-column table:style-name="Tabla15.A"/>
        <table:table-row>
          <table:table-cell table:style-name="Tabla15.A1" office:value-type="string">
            <text:h text:style-name="P16" text:outline-level="3">U.T. Nº1: <text:span text:style-name="T3">Introducción a la seguridad informática</text:span></text:h>
          </table:table-cell>
        </table:table-row>
        <table:table-row>
          <table:table-cell table:style-name="Tabla15.A2" office:value-type="string">
            <text:h text:style-name="P17" text:outline-level="5">Horas: 20</text:h>
          </table:table-cell>
        </table:table-row>
        <table:table-row>
          <table:table-cell table:style-name="Tabla15.A2" office:value-type="string">
            <text:h text:style-name="P17" text:outline-level="5">Orientaciones</text:h>
          </table:table-cell>
        </table:table-row>
        <table:table-row>
          <table:table-cell table:style-name="Tabla15.A2" office:value-type="string">
            <text:p text:style-name="P7">Ésta es la primera unidad del módulo y como tal, se introducirán una serie de términos y conceptos necesarios para que abordar el resto de unidades. En algunos casos, estos conceptos, sevolverán a ver con mayor profundidad en unidades posteriores.</text:p>
            <text:p text:style-name="P7">En esta unidad se verá la legislación vigente en lo relativo a protección de datos personales y los servicios de Internet. </text:p>
            <text:p text:style-name="P7">En coordinación con el módulo de servicios en red, en esta unidad se verán las vulnerabilidades, amenzas y medidas de protección del servicio de DHCP</text:p>
          </table:table-cell>
        </table:table-row>
        <table:table-row>
          <table:table-cell table:style-name="Tabla15.A2" office:value-type="string">
            <text:h text:style-name="P17" text:outline-level="5">Objetivos</text:h>
          </table:table-cell>
        </table:table-row>
        <table:table-row>
          <table:table-cell table:style-name="Tabla15.A2" office:value-type="string">
            <text:list xml:id="list4602399307303187380" text:style-name="L1">
              <text:list-item>
                <text:p text:style-name="P12">Comprender el significado de seguridad informática, conocer las propiedades de un sistema seguro y distinguir diversos conceptos y terminología de seguridad. </text:p>
              </text:list-item>
            </text:list>
            <text:list xml:id="list7248541316814647067" text:style-name="L2">
              <text:list-item>
                <text:p text:style-name="P13">Conocer las directrices de las principales leyes relacionadas con seguridad, Internet, protección de los datos de carácter personal y propiedad intelectual. </text:p>
              </text:list-item>
              <text:list-item>
                <text:p text:style-name="P13">Sentar las bases para: </text:p>
                <text:list>
                  <text:list-item>
                    <text:p text:style-name="P13">Elaborar documentación técnica y administrativa del sistema, cumpliendo las normas y reglamentación del sector, para su mantenimiento y la asistencia al cliente. </text:p>
                  </text:list-item>
                  <text:list-item>
                    <text:p text:style-name="P13">Asesorar y asistir al cliente, canalizando a un nivel superior los supuestos que lo requieran, para encontrar soluciones adecuadas a las necesidades de este. </text:p>
                  </text:list-item>
                  <text:list-item>
                    <text:p text:style-name="P13">Mantener un espíritu constante de innovación y actualización en el ámbito del sector informático. </text:p>
                  </text:list-item>
                  <text:list-item>
                    <text:p text:style-name="P13">Aplicar los protocolos y normas de seguridad, calidad y respeto al medio ambiente en las intervenciones realizadas. </text:p>
                  </text:list-item>
                  <text:list-item>
                    <text:p text:style-name="P10">Cumplir con los objetivos de la producción, colaborando con el equipo de trabajo y actuando conforme a los principios de responsabilidad y tolerancia. </text:p>
                  </text:list-item>
                </text:list>
              </text:list-item>
            </text:list>
          </table:table-cell>
        </table:table-row>
        <table:table-row>
          <table:table-cell table:style-name="Tabla15.A2" office:value-type="string">
            <text:h text:style-name="P17" text:outline-level="5">Criterios de evaluación</text:h>
          </table:table-cell>
        </table:table-row>
        <table:table-row>
          <table:table-cell table:style-name="Tabla15.A2" office:value-type="string">
            <text:p text:style-name="P8">a) <text:span text:style-name="T4">Conoce la importancia de proteger los equipos de un sistema informático.</text:span></text:p>
            <text:p text:style-name="P9">b) Conoce la importancia de mantener la información de un sistema informático segura.</text:p>
            <text:p text:style-name="P9">c) Identifica los elementos de seguridad física y seguridad lógica en un sistema <text:soft-page-break/>informático.</text:p>
            <text:p text:style-name="P9">d) Identifica los elementos de seguridad activa y seguridad pasiva en un sistema informático.</text:p>
            <text:p text:style-name="P9">e)Conoce los objetivos de la seguridad informática y los relaciona con las amenazas.</text:p>
            <text:p text:style-name="P9">f) Conoce y sabe aplicar la legislación vigente referente a la seguridad informática.</text:p>
            <text:p text:style-name="P8"><text:span text:style-name="T4">g) Conoce las vulnerabilidades del servicio de DHCP aplica ataques y medidas de protección a dicho servicio</text:span> </text:p>
          </table:table-cell>
        </table:table-row>
        <table:table-row>
          <table:table-cell table:style-name="Tabla15.A2" office:value-type="string">
            <text:h text:style-name="P17" text:outline-level="5">Contenidos soporte</text:h>
          </table:table-cell>
        </table:table-row>
        <table:table-row>
          <table:table-cell table:style-name="Tabla15.A2" office:value-type="string">
            <text:p text:style-name="P6"/>
            <text:list xml:id="list2783896169003347733" text:style-name="L3">
              <text:list-item>
                <text:p text:style-name="P14">Introducción a la seguridad informática. </text:p>
              </text:list-item>
              <text:list-item>
                <text:p text:style-name="P14">Clasificación de seguridad. </text:p>
                <text:list>
                  <text:list-item>
                    <text:p text:style-name="P14">Seguridad activa y pasiva. </text:p>
                  </text:list-item>
                  <text:list-item>
                    <text:p text:style-name="P14">Seguridad física y lógica. </text:p>
                  </text:list-item>
                </text:list>
              </text:list-item>
              <text:list-item>
                <text:p text:style-name="P14">Objetivos de la seguridad informática. </text:p>
                <text:list>
                  <text:list-item>
                    <text:p text:style-name="P14">Principales aspectos de seguridad. </text:p>
                  </text:list-item>
                </text:list>
              </text:list-item>
              <text:list-item>
                <text:p text:style-name="P14">Amenazas y fraudes en los sistemas de información. </text:p>
                <text:list>
                  <text:list-item>
                    <text:p text:style-name="P14">Vulnerabilidades, amenazas y ataques. </text:p>
                  </text:list-item>
                  <text:list-item>
                    <text:p text:style-name="P14">Tipos de ataques. </text:p>
                  </text:list-item>
                  <text:list-item>
                    <text:p text:style-name="P14">Mecanismos de seguridad. </text:p>
                  </text:list-item>
                </text:list>
              </text:list-item>
              <text:list-item>
                <text:p text:style-name="P14">Gestión de riesgos. </text:p>
                <text:list>
                  <text:list-item>
                    <text:p text:style-name="P14">Proceso de estimación de riesgos. </text:p>
                  </text:list-item>
                  <text:list-item>
                    <text:p text:style-name="P14">Políticas de seguridad. </text:p>
                  </text:list-item>
                  <text:list-item>
                    <text:p text:style-name="P14">Auditorías. </text:p>
                  </text:list-item>
                  <text:list-item>
                    <text:p text:style-name="P14">Plan de contingencias. </text:p>
                  </text:list-item>
                </text:list>
              </text:list-item>
              <text:list-item>
                <text:p text:style-name="P14">Legislación: LOPD. </text:p>
                <text:list>
                  <text:list-item>
                    <text:p text:style-name="P14">Ámbito de aplicación. </text:p>
                  </text:list-item>
                  <text:list-item>
                    <text:p text:style-name="P14">Agencia española de protección de datos. </text:p>
                  </text:list-item>
                  <text:list-item>
                    <text:p text:style-name="P14">Derechos ARCO. </text:p>
                  </text:list-item>
                  <text:list-item>
                    <text:p text:style-name="P14">Niveles de seguridad y medidas asociadas. </text:p>
                  </text:list-item>
                  <text:list-item>
                    <text:p text:style-name="P14">Infracciones y sanciones. </text:p>
                  </text:list-item>
                </text:list>
              </text:list-item>
              <text:list-item>
                <text:p text:style-name="P14">Legislación: LSSI. </text:p>
                <text:list>
                  <text:list-item>
                    <text:p text:style-name="P14">Ámbito de aplicación. </text:p>
                  </text:list-item>
                  <text:list-item>
                    <text:p text:style-name="P14">Obligaciones de las empresas. </text:p>
                  </text:list-item>
                </text:list>
              </text:list-item>
              <text:list-item>
                <text:p text:style-name="P14">Legislación: Derechos de autor. </text:p>
                <text:list>
                  <text:list-item>
                    <text:p text:style-name="P14">Ley de Propiedad Intelectual. </text:p>
                  </text:list-item>
                  <text:list-item>
                    <text:p text:style-name="P14">Copyright y copyleft. </text:p>
                  </text:list-item>
                  <text:list-item>
                    <text:p text:style-name="P11">Licencias Creative Commons. </text:p>
                  </text:list-item>
                </text:list>
              </text:list-item>
            </text:list>
          </table:table-cell>
        </table:table-row>
        <table:table-row>
          <table:table-cell table:style-name="Tabla15.A2" office:value-type="string">
            <text:h text:style-name="P17" text:outline-level="5">Contenidos organizadores:</text:h>
          </table:table-cell>
        </table:table-row>
        <table:table-row>
          <table:table-cell table:style-name="Tabla15.A2" office:value-type="string">
            <text:p text:style-name="P7">Vulnerabilidades y ataques al servicio DHCP<text:soft-page-break/></text:p>
            <text:p text:style-name="P7">Medidas de protección al servicio DHC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6" text:style-name="Zeichenformat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9" text:style-name="Zeichenformat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Zeichenformat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Zeichenformat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charset="x-symbol"/>
      </text:list-level-style-bullet>
      <text:list-level-style-bullet text:level="3" text:style-name="Zeichenformat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, 'Arial Unicode MS'"/>
      </text:list-level-style-bullet>
      <text:list-level-style-bullet text:level="4" text:style-name="Zeichenformat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5" text:style-name="Zeichenformat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Zeichenformat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, 'Arial Unicode MS'"/>
      </text:list-level-style-bullet>
      <text:list-level-style-bullet text:level="7" text:style-name="Zeichenformat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8" text:style-name="Zeichenformat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Zeichenformat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Table_20_Contents">
      <style:text-properties officeooo:paragraph-rsid="001cc729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Arial" fo:font-size="10pt" fo:font-weight="bold" officeooo:paragraph-rsid="001cc729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officeooo:paragraph-rsid="001cc729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0pt" officeooo:paragraph-rsid="002209f9" style:font-size-asian="10pt" style:font-size-complex="10pt"/>
    </style:style>
    <style:style style:name="MP5" style:family="paragraph" style:parent-style-name="Standard">
      <style:text-properties officeooo:paragraph-rsid="001cc72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draw:frame draw:style-name="Mfr1" draw:name="gráficos1" text:anchor-type="as-char" svg:y="-1.76cm" svg:width="1.974cm" svg:height="1.655cm" draw:z-index="2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4"><text:span text:style-name="MT1">Módulo: </text:span><text:span text:style-name="MT2">0226. Seguridad informática</text:span><text:span text:style-name="MT1"> - SGF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12T00:48:29</meta:creation-date>
    <dc:date>2014-09-18T06:40:01.338906064</dc:date>
    <dc:creator>ivan </dc:creator>
    <meta:editing-duration>P0D</meta:editing-duration>
    <meta:editing-cycles>2</meta:editing-cycles>
    <meta:generator>LibreOffice/4.2.6.3$Linux_x86 LibreOffice_project/420m0$Build-3</meta:generator>
    <meta:document-statistic meta:table-count="2" meta:image-count="1" meta:object-count="0" meta:page-count="3" meta:paragraph-count="59" meta:word-count="514" meta:character-count="3376" meta:non-whitespace-character-count="2918"/>
  </office:meta>
</office:document-meta>
</file>